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TimesNewRomanPSMT" fo:font-size="12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Standard" style:list-style-name="L1"/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75210672" text:id="ct375210672">
          <text:insertion>
            <office:change-info>
              <dc:creator>Bob Jacobsen</dc:creator>
              <dc:date>2013-05-04T17:30:00</dc:date>
            </office:change-info>
          </text:insertion>
        </text:changed-region>
        <text:changed-region xml:id="ct458136048" text:id="ct458136048">
          <text:insertion>
            <office:change-info>
              <dc:creator>Bob Jacobsen</dc:creator>
              <dc:date>2013-05-04T17:31:00</dc:date>
            </office:change-info>
          </text:insertion>
        </text:changed-region>
        <text:changed-region xml:id="ct462990320" text:id="ct462990320">
          <text:insertion>
            <office:change-info>
              <dc:creator>Bob Jacobsen</dc:creator>
              <dc:date>2013-05-04T17:32:00</dc:date>
            </office:change-info>
          </text:insertion>
        </text:changed-region>
        <text:changed-region xml:id="ct374573344" text:id="ct374573344">
          <text:insertion>
            <office:change-info>
              <dc:creator>Bob Jacobsen</dc:creator>
              <dc:date>2013-03-02T22:02:00</dc:date>
            </office:change-info>
          </text:insertion>
        </text:changed-region>
        <text:changed-region xml:id="ct374668096" text:id="ct374668096">
          <text:insertion>
            <office:change-info>
              <dc:creator>Bob Jacobsen</dc:creator>
              <dc:date>2013-03-02T22:03:00</dc:date>
            </office:change-info>
          </text:insertion>
        </text:changed-region>
        <text:changed-region xml:id="ct374914064" text:id="ct374914064">
          <text:insertion>
            <office:change-info>
              <dc:creator>Bob Jacobsen</dc:creator>
              <dc:date>2013-03-02T22:04:00</dc:date>
            </office:change-info>
          </text:insertion>
        </text:changed-region>
        <text:changed-region xml:id="ct505762160" text:id="ct505762160">
          <text:insertion>
            <office:change-info>
              <dc:creator>Bob Jacobsen</dc:creator>
              <dc:date>2013-03-02T22:05:00</dc:date>
            </office:change-info>
          </text:insertion>
        </text:changed-region>
        <text:changed-region xml:id="ct481494112" text:id="ct481494112">
          <text:insertion>
            <office:change-info>
              <dc:creator>Bob Jacobsen</dc:creator>
              <dc:date>2013-03-02T22:06:00</dc:date>
            </office:change-info>
          </text:insertion>
        </text:changed-region>
        <text:changed-region xml:id="ct489064416" text:id="ct489064416">
          <text:insertion>
            <office:change-info>
              <dc:creator>Bob Jacobsen</dc:creator>
              <dc:date>2013-03-02T2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1769587214402108101" text:style-name="L1">
        <text:list-item>
          <text:p text:style-name="P12">OpenLCB Common Information Technical Note</text:p>
        </text:list-item>
      </text:list>
      <text:h text:style-name="Heading_20_1" text:outline-level="1" text:is-list-header="true"/>
      <text:p text:style-name="Standard"><text:change-start text:change-id="ct375210672"/>The CDI information <text:change-end text:change-id="ct375210672"/><text:change-start text:change-id="ct458136048"/>shall be constant. <text:s/>A node may not change it after any part of it has been retrieved and before the next transition of the node away from the Initialized state. <text:s/>(The transition back to Initialized stte tells other nodes to flu<text:change-end text:change-id="ct458136048"/><text:change-start text:change-id="ct462990320"/>sh their caches and pick up any changed content)<text:change-end text:change-id="ct462990320"/></text:p>
      <text:h text:style-name="Heading_20_1" text:outline-level="1">Stuff to be merged into the above (or the TN)</text:h>
      <text:p text:style-name="Standard"/>
      <text:p text:style-name="Standard">The first byte is used to distinguish the coding.</text:p>
      <text:p text:style-name="Standard">“&lt;” (which is part of the XML “&lt;?xml version='1.0'?&gt;” definition): Uncoded characters</text:p>
      <text:p text:style-name="P10">UTF BOM: Various UniCode forms</text:p>
      <text:p text:style-name="P10">0x01 – tag for compressed. <text:s/>One format defined for total start string of 0x0101. (If you want to use another format, decompress on board)</text:p>
      <text:p text:style-name="P10">(can't use 0x00 as lead, since that's the end-of-string indication)</text:p>
      <text:p text:style-name="P10"/>
      <text:p text:style-name="P10">The schema at prototypes/xml/schema (better location?) is really the normative thing, because that's what we check.</text:p>
      <text:p text:style-name="P10"><text:soft-page-break/>But we add the &lt;acdi&gt; element to it, so the document isn't really complete; “Other protocols may add, but not remove, elements and attributes”? <text:s/>Remove constraints? How does extensibility work here?<text:change-start text:change-id="ct374573344"/></text:p>
      <text:p text:style-name="P10"/>
      <text:p text:style-name="P10"><text:change-end text:change-id="ct374573344"/><text:change-start text:change-id="ct374668096"/>Numbers for segments, offsets, etc must be specified as decimal numbers. <text:s/>Hexadecimal notation (0x1234) is not permitted<text:change-end text:change-id="ct374668096"/><text:change-start text:change-id="ct374914064"/>. Although it may have made the CDI easier for people to read, the XML is primarily intended for consumption by <text:change-end text:change-id="ct374914064"/><text:change-start text:change-id="ct505762160"/>OpenLCB nodes. <text:s/>Providing optional coding, such as hexadecimal numbers, makes those nodes more complex.</text:p>
      <text:p text:style-name="P10"/>
      <text:p text:style-name="P10">The 'mask' attribute is for use <text:change-end text:change-id="ct505762160"/><text:change-start text:change-id="ct481494112"/>with legacy equipment only. <text:s/>New OpenLCB implementations should not use it. <text:s/>Instead, they should lay out their configuration variables are processed as if they each had their own addressable location. <text:s/>(How they are actually stored in memory is not specified.)</text:p>
      <text:p text:style-name="P10"/>
      <text:p text:style-name="P10"><text:change-end text:change-id="ct481494112"/><text:change-start text:change-id="ct489064416"/>Nodes that use the 'mask' attribute in their CDI must properly implement the write-under-mask operation in their memory configuration protocol support.<text:change-end text:change-id="ct489064416"/></text:p>
      <text:p text:style-name="P10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Configuration Desciption Information Standard</text:p>
      </style:header>
      <style:footer>
        <text:p text:style-name="MP4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3-05-04T17:32:32">May 4, 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5-04T17:32:32">May 4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3-05-04T17:32:32">May 4, 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5</meta:editing-cycles>
    <meta:editing-duration>PT12H26M51S</meta:editing-duration>
    <meta:generator>OpenOffice.org/3.4.1$Unix OpenOffice.org_project/341m1$Build-9593</meta:generator>
    <dc:date>2013-05-04T17:32:32</dc:date>
    <dc:creator>Bob Jacobsen</dc:creator>
    <meta:document-statistic meta:table-count="1" meta:image-count="1" meta:object-count="0" meta:page-count="2" meta:paragraph-count="31" meta:word-count="405" meta:character-count="2603"/>
    <meta:user-defined meta:name="Info 1"/>
    <meta:user-defined meta:name="Info 2"/>
    <meta:user-defined meta:name="Info 3"/>
    <meta:user-defined meta:name="Info 4"/>
  </office:meta>
</office:document-meta>
</file>